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Gross Profit Margin">
            <text:p>Gross Profit Margin</text:p>
          </table:table-cell>
          <table:table-cell office:value-type="string" office:value="44%">
            <text:p>44%</text:p>
          </table:table-cell>
          <table:table-cell office:value-type="string" office:value="42%">
            <text:p>42%</text:p>
          </table:table-cell>
          <table:table-cell office:value-type="string" office:value="40%">
            <text:p>40%</text:p>
          </table:table-cell>
          <table:table-cell office:value-type="string" office:value="41%">
            <text:p>41%</text:p>
          </table:table-cell>
          <table:table-cell office:value-type="string" office:value="0%">
            <text:p>0%</text:p>
          </table:table-cell>
          <table:table-cell office:value-type="string" office:value="37%">
            <text:p>37%</text:p>
          </table:table-cell>
          <table:table-cell office:value-type="string" office:value="35%">
            <text:p>35%</text:p>
          </table:table-cell>
          <table:table-cell office:value-type="string" office:value="33%">
            <text:p>33%</text:p>
          </table:table-cell>
          <table:table-cell office:value-type="string" office:value="29%">
            <text:p>29%</text:p>
          </table:table-cell>
          <table:table-cell office:value-type="string" office:value="27%">
            <text:p>27%</text:p>
          </table:table-cell>
        </table:table-row>
        <table:table-row>
          <table:table-cell table:style-name="pd1" office:value-type="string" office:value="Operating Profit Margin">
            <text:p>Operating Profit Margin</text:p>
          </table:table-cell>
          <table:table-cell office:value-type="string" office:value="41%">
            <text:p>41%</text:p>
          </table:table-cell>
          <table:table-cell office:value-type="string" office:value="37%">
            <text:p>37%</text:p>
          </table:table-cell>
          <table:table-cell office:value-type="string" office:value="34%">
            <text:p>34%</text:p>
          </table:table-cell>
          <table:table-cell office:value-type="string" office:value="-54%">
            <text:p>-54%</text:p>
          </table:table-cell>
          <table:table-cell office:value-type="string" office:value="-95%">
            <text:p>-95%</text:p>
          </table:table-cell>
          <table:table-cell office:value-type="string" office:value="-61%">
            <text:p>-61%</text:p>
          </table:table-cell>
          <table:table-cell office:value-type="string" office:value="-62%">
            <text:p>-62%</text:p>
          </table:table-cell>
          <table:table-cell office:value-type="string" office:value="-65%">
            <text:p>-65%</text:p>
          </table:table-cell>
          <table:table-cell office:value-type="string" office:value="-70%">
            <text:p>-70%</text:p>
          </table:table-cell>
          <table:table-cell office:value-type="string" office:value="-72%">
            <text:p>-72%</text:p>
          </table:table-cell>
        </table:table-row>
        <table:table-row>
          <table:table-cell table:style-name="pd1" office:value-type="string" office:value="Net Profit Margin">
            <text:p>Net Profit Margin</text:p>
          </table:table-cell>
          <table:table-cell office:value-type="string" office:value="-1%">
            <text:p>-1%</text:p>
          </table:table-cell>
          <table:table-cell office:value-type="string" office:value="7%">
            <text:p>7%</text:p>
          </table:table-cell>
          <table:table-cell office:value-type="string" office:value="6%">
            <text:p>6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  <table:table-cell office:value-type="string" office:value="2%">
            <text:p>2%</text:p>
          </table:table-cell>
          <table:table-cell office:value-type="string" office:value="2%">
            <text:p>2%</text:p>
          </table:table-cell>
          <table:table-cell office:value-type="string" office:value="1%">
            <text:p>1%</text:p>
          </table:table-cell>
          <table:table-cell office:value-type="string" office:value="0%">
            <text:p>0%</text:p>
          </table:table-cell>
          <table:table-cell office:value-type="string" office:value="0%">
            <text:p>0%</text:p>
          </table:table-cell>
        </table:table-row>
        <table:table-row>
          <table:table-cell table:style-name="pd1" office:value-type="string" office:value="Return on Assets">
            <text:p>Return on Assets</text:p>
          </table:table-cell>
          <table:table-cell office:value-type="string" office:value="-1%">
            <text:p>-1%</text:p>
          </table:table-cell>
          <table:table-cell office:value-type="string" office:value="8%">
            <text:p>8%</text:p>
          </table:table-cell>
          <table:table-cell office:value-type="string" office:value="7%">
            <text:p>7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2%">
            <text:p>2%</text:p>
          </table:table-cell>
          <table:table-cell office:value-type="string" office:value="3%">
            <text:p>3%</text:p>
          </table:table-cell>
          <table:table-cell office:value-type="string" office:value="1%">
            <text:p>1%</text:p>
          </table:table-cell>
          <table:table-cell office:value-type="string" office:value="0%">
            <text:p>0%</text:p>
          </table:table-cell>
          <table:table-cell office:value-type="string" office:value="1%">
            <text:p>1%</text:p>
          </table:table-cell>
        </table:table-row>
        <table:table-row>
          <table:table-cell table:style-name="pd1" office:value-type="string" office:value="Return on Equity">
            <text:p>Return on Equity</text:p>
          </table:table-cell>
          <table:table-cell office:value-type="string" office:value="-2%">
            <text:p>-2%</text:p>
          </table:table-cell>
          <table:table-cell office:value-type="string" office:value="23%">
            <text:p>23%</text:p>
          </table:table-cell>
          <table:table-cell office:value-type="string" office:value="23%">
            <text:p>23%</text:p>
          </table:table-cell>
          <table:table-cell office:value-type="string" office:value="19%">
            <text:p>19%</text:p>
          </table:table-cell>
          <table:table-cell office:value-type="string" office:value="23%">
            <text:p>23%</text:p>
          </table:table-cell>
          <table:table-cell office:value-type="string" office:value="11%">
            <text:p>11%</text:p>
          </table:table-cell>
          <table:table-cell office:value-type="string" office:value="12%">
            <text:p>12%</text:p>
          </table:table-cell>
          <table:table-cell office:value-type="string" office:value="4%">
            <text:p>4%</text:p>
          </table:table-cell>
          <table:table-cell office:value-type="string" office:value="-2%">
            <text:p>-2%</text:p>
          </table:table-cell>
          <table:table-cell office:value-type="string" office:value="3%">
            <text:p>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